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5002"/>
    <style:style style:name="ce9" style:family="table-cell" style:parent-style-name="Default" style:data-style-name="N5002">
      <style:table-cell-properties fo:border="none"/>
    </style:style>
    <style:style style:name="ce10" style:family="table-cell" style:parent-style-name="Default" style:data-style-name="N5002">
      <style:table-cell-properties fo:border-bottom="0.002cm solid #000000" fo:border-left="none" fo:border-right="none" fo:border-top="none"/>
    </style:style>
    <style:style style:name="ce11" style:family="table-cell" style:parent-style-name="Default" style:data-style-name="N5002">
      <style:table-cell-properties fo:background-color="#ff0000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5002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5002">
      <style:table-cell-properties fo:border-bottom="0.002cm solid #000000" fo:border-left="none" fo:border-right="0.002cm solid #000000" fo:border-top="none"/>
    </style:style>
    <style:style style:name="ce16" style:family="table-cell" style:parent-style-name="Default" style:data-style-name="N5002">
      <style:table-cell-properties fo:border-bottom="none" fo:background-color="#ff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shapes>
          <draw:frame draw:z-index="0" draw:style-name="gr1" svg:width="23.745cm" svg:height="14.46cm" svg:x="4.599cm" svg:y="41.516cm">
            <draw:object draw:notify-on-update-of-ranges="Feuille1.D5:Feuille1.G7 Feuille1.D5:Feuille1.G5 Feuille1.I3:Feuille1.I3 Feuille1.D8:Feuille1.G8 Feuille1.D30:Feuille1.G30 Feuille1.I4:Feuille1.I4 Feuille1.D33:Feuille1.G33 Feuille1.D80:Feuille1.G80 Feuille1.I6:Feuille1.I6 Feuille1.D81:Feuille1.G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3.745cm" svg:height="14.46cm" svg:x="4.519cm" svg:y="56.985cm">
            <draw:object draw:notify-on-update-of-ranges="Feuille1.D5:Feuille1.G7 Feuille1.D5:Feuille1.G5 Feuille1.I3:Feuille1.I3 Feuille1.D14:Feuille1.G14 Feuille1.D30:Feuille1.G30 Feuille1.I4:Feuille1.I4 Feuille1.D39:Feuille1.G39 Feuille1.D80:Feuille1.G80 Feuille1.I6:Feuille1.I6 Feuille1.D85:Feuille1.G8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3.745cm" svg:height="14.46cm" svg:x="4.519cm" svg:y="72.72cm">
            <draw:object draw:notify-on-update-of-ranges="Feuille1.D5:Feuille1.G7 Feuille1.D5:Feuille1.G5 Feuille1.I3:Feuille1.I3 Feuille1.D20:Feuille1.G20 Feuille1.D30:Feuille1.G30 Feuille1.I4:Feuille1.I4 Feuille1.D45:Feuille1.G45 Feuille1.D80:Feuille1.G80 Feuille1.I6:Feuille1.I6 Feuille1.D89:Feuille1.G8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3.745cm" svg:height="14.46cm" svg:x="4.519cm" svg:y="88.455cm">
            <draw:object draw:notify-on-update-of-ranges="Feuille1.D5:Feuille1.G7 Feuille1.D5:Feuille1.G5 Feuille1.I3:Feuille1.I3 Feuille1.D26:Feuille1.G26 Feuille1.D30:Feuille1.G30 Feuille1.I4:Feuille1.I4 Feuille1.D51:Feuille1.G51 Feuille1.D80:Feuille1.G80 Feuille1.I6:Feuille1.I6 Feuille1.D93:Feuille1.G9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WS : write small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office:value-type="string">
            <text:p>GlusterFS</text:p>
          </table:table-cell>
        </table:table-row>
        <table:table-row table:style-name="ro1">
          <table:table-cell office:value-type="string">
            <text:p>WB : write big</text:p>
          </table:table-cell>
          <table:table-cell/>
          <table:table-cell table:style-name="ce2" office:value-type="string">
            <text:p>GlusterFS WS</text:p>
          </table:table-cell>
          <table:table-cell table:style-name="ce7" table:number-columns-repeated="3"/>
          <table:table-cell table:style-name="ce12"/>
          <table:table-cell/>
          <table:table-cell office:value-type="string">
            <text:p>MooseFS</text:p>
          </table:table-cell>
        </table:table-row>
        <table:table-row table:style-name="ro1">
          <table:table-cell office:value-type="string">
            <text:p>RS : read small</text:p>
          </table:table-cell>
          <table:table-cell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ephFS</text:p>
          </table:table-cell>
        </table:table-row>
        <table:table-row table:style-name="ro1">
          <table:table-cell office:value-type="string">
            <text:p>RB : read big</text:p>
          </table:table-cell>
          <table:table-cell/>
          <table:table-cell office:value-type="float" office:value="5">
            <text:p>5</text:p>
          </table:table-cell>
          <table:table-cell table:style-name="ce8" table:number-columns-repeated="3"/>
          <table:table-cell table:style-name="ce14"/>
          <table:table-cell/>
          <table:table-cell office:value-type="string">
            <text:p>NFS (1 serveur)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table:number-columns-repeated="3"/>
          <table:table-cell table:style-name="ce14"/>
          <table:table-cell table:number-columns-repeated="2"/>
        </table:table-row>
        <table:table-row table:style-name="ro2">
          <table:table-cell table:style-name="ce1" office:value-type="string">
            <text:p>En rouge : test sur Sophia</text:p>
          </table:table-cell>
          <table:table-cell/>
          <table:table-cell table:style-name="ce5" office:value-type="float" office:value="50">
            <text:p>50</text:p>
          </table:table-cell>
          <table:table-cell table:style-name="ce10" office:value-type="float" office:value="38.5547428652195">
            <text:p>38.55</text:p>
          </table:table-cell>
          <table:table-cell table:style-name="ce10" office:value-type="float" office:value="209.478302814662">
            <text:p>209.48</text:p>
          </table:table-cell>
          <table:table-cell table:style-name="ce10" office:value-type="float" office:value="804.683763480763">
            <text:p>804.68</text:p>
          </table:table-cell>
          <table:table-cell table:style-name="ce15" office:value-type="float" office:value="1957.50681796764">
            <text:p>1957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GlusterFS WB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8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office:value-type="float" office:value="254.008625227862">
            <text:p>254.01</text:p>
          </table:table-cell>
          <table:table-cell table:style-name="ce10" office:value-type="float" office:value="1533.94746419434">
            <text:p>1533.95</text:p>
          </table:table-cell>
          <table:table-cell table:style-name="ce10" office:value-type="float" office:value="5249.85853457435">
            <text:p>5249.86</text:p>
          </table:table-cell>
          <table:table-cell table:style-name="ce15" office:value-type="float" office:value="11407.2970209451">
            <text:p>11407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GlusterFS RS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8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office:value-type="float" office:value="42.8242666433741">
            <text:p>42.82</text:p>
          </table:table-cell>
          <table:table-cell table:style-name="ce10" office:value-type="float" office:value="200.148084511797">
            <text:p>200.15</text:p>
          </table:table-cell>
          <table:table-cell table:style-name="ce10" office:value-type="float" office:value="802.951912735387">
            <text:p>802.95</text:p>
          </table:table-cell>
          <table:table-cell table:style-name="ce15" office:value-type="float" office:value="1756.84347382897">
            <text:p>1756.8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GlusterFS RB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8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office:value-type="float" office:value="287.222805714875">
            <text:p>287.22</text:p>
          </table:table-cell>
          <table:table-cell table:style-name="ce10" office:value-type="float" office:value="1461.57872549575">
            <text:p>1461.58</text:p>
          </table:table-cell>
          <table:table-cell table:style-name="ce10" office:value-type="float" office:value="4914.09087601418">
            <text:p>4914.09</text:p>
          </table:table-cell>
          <table:table-cell table:style-name="ce15" office:value-type="float" office:value="11139.0730654389">
            <text:p>11139.07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MooseFS WS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1" office:value-type="float" office:value="2.42821883497467">
            <text:p>2.43</text:p>
          </table:table-cell>
          <table:table-cell table:style-name="ce11" office:value-type="float" office:value="5.58022782548755">
            <text:p>5.58</text:p>
          </table:table-cell>
          <table:table-cell table:style-name="ce11" office:value-type="float" office:value="15.1388943063287">
            <text:p>15.14</text:p>
          </table:table-cell>
          <table:table-cell table:style-name="ce16" office:value-type="float" office:value="14.5301496765461">
            <text:p>14.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office:value-type="float" office:value="4.36828207348871">
            <text:p>4.37</text:p>
          </table:table-cell>
          <table:table-cell table:style-name="ce9" office:value-type="float" office:value="13.9340150093952">
            <text:p>13.93</text:p>
          </table:table-cell>
          <table:table-cell table:style-name="ce9" office:value-type="float" office:value="17.9293435898686">
            <text:p>17.93</text:p>
          </table:table-cell>
          <table:table-cell table:style-name="ce14" office:value-type="float" office:value="17.7979032289463">
            <text:p>17.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office:value-type="float" office:value="4.17340717667637">
            <text:p>4.17</text:p>
          </table:table-cell>
          <table:table-cell table:style-name="ce10" office:value-type="float" office:value="18.011401946913">
            <text:p>18.01</text:p>
          </table:table-cell>
          <table:table-cell table:style-name="ce10" office:value-type="float" office:value="34.3509918658859">
            <text:p>34.35</text:p>
          </table:table-cell>
          <table:table-cell table:style-name="ce15" office:value-type="float" office:value="36.2164982099727">
            <text:p>36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MooseFS <text:s/>WB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1" office:value-type="float" office:value="21554.3518628818">
            <text:p>21554.35</text:p>
          </table:table-cell>
          <table:table-cell table:style-name="ce11" office:value-type="float" office:value="2536.50806949306">
            <text:p>2536.51</text:p>
          </table:table-cell>
          <table:table-cell table:style-name="ce11" office:value-type="float" office:value="9901.14944748625">
            <text:p>9901.15</text:p>
          </table:table-cell>
          <table:table-cell table:style-name="ce16" office:value-type="float" office:value="23020.7712317594">
            <text:p>23020.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office:value-type="float" office:value="79.8253164641714">
            <text:p>79.83</text:p>
          </table:table-cell>
          <table:table-cell table:style-name="ce9" office:value-type="float" office:value="308.100540137507">
            <text:p>308.10</text:p>
          </table:table-cell>
          <table:table-cell table:style-name="ce9" office:value-type="float" office:value="573.012451079947">
            <text:p>573.01</text:p>
          </table:table-cell>
          <table:table-cell table:style-name="ce14" office:value-type="float" office:value="545.861869788718">
            <text:p>545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office:value-type="float" office:value="92.3340052363227">
            <text:p>92.33</text:p>
          </table:table-cell>
          <table:table-cell table:style-name="ce10" office:value-type="float" office:value="385.986123773754">
            <text:p>385.99</text:p>
          </table:table-cell>
          <table:table-cell table:style-name="ce10" office:value-type="float" office:value="1295.74127837851">
            <text:p>1295.74</text:p>
          </table:table-cell>
          <table:table-cell table:style-name="ce15" office:value-type="float" office:value="1631.77500941878">
            <text:p>1631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MooseFS <text:s/>RS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1" office:value-type="float" office:value="31.5389762817022">
            <text:p>31.54</text:p>
          </table:table-cell>
          <table:table-cell table:style-name="ce11" office:value-type="float" office:value="162.355853253899">
            <text:p>162.36</text:p>
          </table:table-cell>
          <table:table-cell table:style-name="ce11" office:value-type="float" office:value="667.749564080817">
            <text:p>667.75</text:p>
          </table:table-cell>
          <table:table-cell table:style-name="ce16" office:value-type="float" office:value="1485.40221746053">
            <text:p>1485.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office:value-type="float" office:value="35.0331633871408">
            <text:p>35.03</text:p>
          </table:table-cell>
          <table:table-cell table:style-name="ce9" office:value-type="float" office:value="172.099316323789">
            <text:p>172.10</text:p>
          </table:table-cell>
          <table:table-cell table:style-name="ce9" office:value-type="float" office:value="569.373968566872">
            <text:p>569.37</text:p>
          </table:table-cell>
          <table:table-cell table:style-name="ce14" office:value-type="float" office:value="853.359580464914">
            <text:p>853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office:value-type="float" office:value="31.974204893642">
            <text:p>31.97</text:p>
          </table:table-cell>
          <table:table-cell table:style-name="ce10" office:value-type="float" office:value="163.316975268696">
            <text:p>163.32</text:p>
          </table:table-cell>
          <table:table-cell table:style-name="ce10" office:value-type="float" office:value="567.773384217998">
            <text:p>567.77</text:p>
          </table:table-cell>
          <table:table-cell table:style-name="ce15" office:value-type="float" office:value="823.544756012573">
            <text:p>823.5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MooseFS <text:s/>RB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1" office:value-type="float" office:value="21093.6321369303">
            <text:p>21093.63</text:p>
          </table:table-cell>
          <table:table-cell table:style-name="ce11" office:value-type="float" office:value="2540.52828121699">
            <text:p>2540.53</text:p>
          </table:table-cell>
          <table:table-cell table:style-name="ce11" office:value-type="float" office:value="9928.69800425423">
            <text:p>9928.70</text:p>
          </table:table-cell>
          <table:table-cell table:style-name="ce16" office:value-type="float" office:value="23112.1206843412">
            <text:p>23112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office:value-type="float" office:value="1779.99370405348">
            <text:p>1779.99</text:p>
          </table:table-cell>
          <table:table-cell table:style-name="ce9" office:value-type="float" office:value="8525.0310542825">
            <text:p>8525.03</text:p>
          </table:table-cell>
          <table:table-cell table:style-name="ce9" office:value-type="float" office:value="31322.1065236739">
            <text:p>31322.11</text:p>
          </table:table-cell>
          <table:table-cell table:style-name="ce14" office:value-type="float" office:value="64509.8780226422">
            <text:p>64509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office:value-type="float" office:value="1755.6105626572">
            <text:p>1755.61</text:p>
          </table:table-cell>
          <table:table-cell table:style-name="ce10" office:value-type="float" office:value="8468.73862598295">
            <text:p>8468.74</text:p>
          </table:table-cell>
          <table:table-cell table:style-name="ce10" office:value-type="float" office:value="29746.9095030545">
            <text:p>29746.91</text:p>
          </table:table-cell>
          <table:table-cell table:style-name="ce15" office:value-type="float" office:value="57816.3537578938">
            <text:p>57816.3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CephFS WS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1" office:value-type="float" office:value="79.5844197963503">
            <text:p>79.58</text:p>
          </table:table-cell>
          <table:table-cell table:style-name="ce11" office:value-type="float" office:value="395.130213965898">
            <text:p>395.13</text:p>
          </table:table-cell>
          <table:table-cell table:style-name="ce11" office:value-type="float" office:value="353.258658091307">
            <text:p>353.26</text:p>
          </table:table-cell>
          <table:table-cell table:style-name="ce16" office:value-type="float" office:value="771.531039402429">
            <text:p>771.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table:number-columns-repeated="3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CephFS <text:s/>WB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1" office:value-type="float" office:value="510.880203740885">
            <text:p>510.88</text:p>
          </table:table-cell>
          <table:table-cell table:style-name="ce11" office:value-type="float" office:value="2537.33746522297">
            <text:p>2537.34</text:p>
          </table:table-cell>
          <table:table-cell table:style-name="ce11" office:value-type="float" office:value="9930.57796383442">
            <text:p>9930.58</text:p>
          </table:table-cell>
          <table:table-cell table:style-name="ce16" office:value-type="float" office:value="23751.5531940588">
            <text:p>23751.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table:number-columns-repeated="3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CephFS RS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1" office:value-type="float" office:value="79.6611192703241">
            <text:p>79.66</text:p>
          </table:table-cell>
          <table:table-cell table:style-name="ce11" office:value-type="float" office:value="395.125194469237">
            <text:p>395.13</text:p>
          </table:table-cell>
          <table:table-cell table:style-name="ce11" office:value-type="float" office:value="1545.80479389888">
            <text:p>1545.80</text:p>
          </table:table-cell>
          <table:table-cell table:style-name="ce16" office:value-type="float" office:value="3695.22066793235">
            <text:p>3695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table:number-columns-repeated="3"/>
          <table:table-cell table:style-name="ce1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CephFS <text:s/>RB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1" office:value-type="float" office:value="510.824293714005">
            <text:p>510.82</text:p>
          </table:table-cell>
          <table:table-cell table:style-name="ce11" office:value-type="float" office:value="2536.09399311792">
            <text:p>2536.09</text:p>
          </table:table-cell>
          <table:table-cell table:style-name="ce11" office:value-type="float" office:value="9915.92418121899">
            <text:p>9915.92</text:p>
          </table:table-cell>
          <table:table-cell table:style-name="ce16" office:value-type="float" office:value="23755.8198283248">
            <text:p>23755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9"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0">
            <text:p>50</text:p>
          </table:table-cell>
          <table:table-cell table:style-name="ce10" table:number-columns-repeated="3"/>
          <table:table-cell table:style-name="ce1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NFS WS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float" office:value="1.75958843175153">
            <text:p>1.76</text:p>
          </table:table-cell>
          <table:table-cell table:style-name="ce10" office:value-type="float" office:value="1.16939132036797">
            <text:p>1.17</text:p>
          </table:table-cell>
          <table:table-cell table:style-name="ce10" office:value-type="float" office:value="1.31241115490212">
            <text:p>1.31</text:p>
          </table:table-cell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NFS <text:s/>WB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float" office:value="35.1138578255422">
            <text:p>35.11</text:p>
          </table:table-cell>
          <table:table-cell table:style-name="ce10" office:value-type="float" office:value="37.8319726388744">
            <text:p>37.83</text:p>
          </table:table-cell>
          <table:table-cell table:style-name="ce10" office:value-type="float" office:value="8.54349243833566">
            <text:p>8.54</text:p>
          </table:table-cell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NFS RS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float" office:value="71.531377783937">
            <text:p>71.53</text:p>
          </table:table-cell>
          <table:table-cell table:style-name="ce10" office:value-type="float" office:value="145.779666481688">
            <text:p>145.78</text:p>
          </table:table-cell>
          <table:table-cell table:style-name="ce10" office:value-type="float" office:value="527.967158899597">
            <text:p>527.97</text:p>
          </table:table-cell>
          <table:table-cell table:style-name="ce1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NFS <text:s/>RB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float" office:value="1675.29092930174">
            <text:p>1675.29</text:p>
          </table:table-cell>
          <table:table-cell table:style-name="ce10" office:value-type="float" office:value="1172.54914547622">
            <text:p>1172.55</text:p>
          </table:table-cell>
          <table:table-cell table:style-name="ce10" office:value-type="float" office:value="329.874866323465">
            <text:p>329.87</text:p>
          </table:table-cell>
          <table:table-cell table:style-name="ce1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50 Serveurs (+ NFS)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16" number:language="en" number:country="US">
      <number:number number:decimal-places="2" number:min-integer-digits="3"/>
    </number:number-style>
    <number:number-style style:name="N5117" number:language="en" number:country="US">
      <number:number number:decimal-places="2" number:min-integer-digits="7"/>
    </number:number-style>
    <number:number-style style:name="N5118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/03/2011</text:date>, <text:time>13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6T15:54:06</meta:creation-date>
    <dc:date>2011-03-27T13:33:20</dc:date>
    <meta:editing-duration>PT1H16M47S</meta:editing-duration>
    <meta:editing-cycles>55</meta:editing-cycles>
    <meta:generator>OpenOffice.org/3.3$Unix OpenOffice.org_project/330m20$Build-9567</meta:generator>
    <meta:document-statistic meta:table-count="3" meta:cell-count="2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1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686cm" svg:y="1.493cm" chart:style-name="ch3">
          <text:p>écriture de petits fichiers</text:p>
        </chart:subtitle>
        <chart:legend chart:legend-position="end" svg:x="20.423cm" svg:y="6.485cm" chart:style-name="ch4"/>
        <chart:plot-area chart:style-name="ch5" table:cell-range-address="Feuille1.D5:Feuille1.G8 Feuille1.I3:Feuille1.I4 Feuille1.D33:Feuille1.G33 Feuille1.I6:Feuille1.I6 Feuille1.D81:Feuille1.G81" chart:data-source-has-labels="both" svg:x="1.485cm" svg:y="2.754cm" svg:width="17.99cm" svg:height="10.437cm">
          <chartooo:coordinate-region svg:x="2.477cm" svg:y="2.953cm" svg:width="16.811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8:Feuille1.G8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33:Feuille1.G33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81:Feuille1.G81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38.5547428652195">
                <text:p>38.5547428652195</text:p>
                <draw:g>
                  <svg:desc>Feuille1.D8:Feuille1.G8</svg:desc>
                </draw:g>
              </table:table-cell>
              <table:table-cell office:value-type="float" office:value="209.478302814662">
                <text:p>209.478302814662</text:p>
              </table:table-cell>
              <table:table-cell office:value-type="float" office:value="804.683763480763">
                <text:p>804.683763480763</text:p>
              </table:table-cell>
              <table:table-cell office:value-type="float" office:value="1957.50681796764">
                <text:p>1957.50681796764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4.17340717667637">
                <text:p>4.17340717667637</text:p>
                <draw:g>
                  <svg:desc>Feuille1.D33:Feuille1.G33</svg:desc>
                </draw:g>
              </table:table-cell>
              <table:table-cell office:value-type="float" office:value="18.011401946913">
                <text:p>18.011401946913</text:p>
              </table:table-cell>
              <table:table-cell office:value-type="float" office:value="34.3509918658859">
                <text:p>34.3509918658859</text:p>
              </table:table-cell>
              <table:table-cell office:value-type="float" office:value="36.2164982099727">
                <text:p>36.2164982099727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1.75958843175153">
                <text:p>1.75958843175153</text:p>
                <draw:g>
                  <svg:desc>Feuille1.D81:Feuille1.G81</svg:desc>
                </draw:g>
              </table:table-cell>
              <table:table-cell office:value-type="float" office:value="1.16939132036797">
                <text:p>1.16939132036797</text:p>
              </table:table-cell>
              <table:table-cell office:value-type="float" office:value="1.31241115490212">
                <text:p>1.312411154902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1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1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752cm" svg:y="1.493cm" chart:style-name="ch3">
          <text:p>écriture de gros fichiers</text:p>
        </chart:subtitle>
        <chart:legend chart:legend-position="end" svg:x="20.423cm" svg:y="6.485cm" chart:style-name="ch4"/>
        <chart:plot-area chart:style-name="ch5" table:cell-range-address="Feuille1.D5:Feuille1.G7 Feuille1.I3:Feuille1.I4 Feuille1.D14:Feuille1.G14 Feuille1.D39:Feuille1.G39 Feuille1.I6:Feuille1.I6 Feuille1.D85:Feuille1.G85" chart:data-source-has-labels="both" svg:x="1.485cm" svg:y="2.754cm" svg:width="17.99cm" svg:height="10.437cm">
          <chartooo:coordinate-region svg:x="2.662cm" svg:y="2.953cm" svg:width="16.626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14:Feuille1.G14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39:Feuille1.G39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85:Feuille1.G85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254.008625227862">
                <text:p>254.008625227862</text:p>
                <draw:g>
                  <svg:desc>Feuille1.D14:Feuille1.G14</svg:desc>
                </draw:g>
              </table:table-cell>
              <table:table-cell office:value-type="float" office:value="1533.94746419434">
                <text:p>1533.94746419434</text:p>
              </table:table-cell>
              <table:table-cell office:value-type="float" office:value="5249.85853457435">
                <text:p>5249.85853457435</text:p>
              </table:table-cell>
              <table:table-cell office:value-type="float" office:value="11407.2970209451">
                <text:p>11407.2970209451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92.3340052363227">
                <text:p>92.3340052363227</text:p>
                <draw:g>
                  <svg:desc>Feuille1.D39:Feuille1.G39</svg:desc>
                </draw:g>
              </table:table-cell>
              <table:table-cell office:value-type="float" office:value="385.986123773754">
                <text:p>385.986123773754</text:p>
              </table:table-cell>
              <table:table-cell office:value-type="float" office:value="1295.74127837851">
                <text:p>1295.74127837851</text:p>
              </table:table-cell>
              <table:table-cell office:value-type="float" office:value="1631.77500941878">
                <text:p>1631.77500941878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35.1138578255422">
                <text:p>35.1138578255422</text:p>
                <draw:g>
                  <svg:desc>Feuille1.D85:Feuille1.G85</svg:desc>
                </draw:g>
              </table:table-cell>
              <table:table-cell office:value-type="float" office:value="37.8319726388744">
                <text:p>37.8319726388744</text:p>
              </table:table-cell>
              <table:table-cell office:value-type="float" office:value="8.54349243833566">
                <text:p>8.543492438335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1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752cm" svg:y="1.493cm" chart:style-name="ch3">
          <text:p>lecture de petits fichiers</text:p>
        </chart:subtitle>
        <chart:legend chart:legend-position="end" svg:x="20.423cm" svg:y="6.485cm" chart:style-name="ch4"/>
        <chart:plot-area chart:style-name="ch5" table:cell-range-address="Feuille1.D5:Feuille1.G7 Feuille1.I3:Feuille1.I4 Feuille1.D20:Feuille1.G20 Feuille1.D45:Feuille1.G45 Feuille1.I6:Feuille1.I6 Feuille1.D89:Feuille1.G89" chart:data-source-has-labels="both" svg:x="1.485cm" svg:y="2.754cm" svg:width="17.99cm" svg:height="10.437cm">
          <chartooo:coordinate-region svg:x="2.477cm" svg:y="2.953cm" svg:width="16.811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20:Feuille1.G20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45:Feuille1.G45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89:Feuille1.G89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42.8242666433741">
                <text:p>42.8242666433741</text:p>
                <draw:g>
                  <svg:desc>Feuille1.D20:Feuille1.G20</svg:desc>
                </draw:g>
              </table:table-cell>
              <table:table-cell office:value-type="float" office:value="200.148084511797">
                <text:p>200.148084511797</text:p>
              </table:table-cell>
              <table:table-cell office:value-type="float" office:value="802.951912735387">
                <text:p>802.951912735387</text:p>
              </table:table-cell>
              <table:table-cell office:value-type="float" office:value="1756.84347382897">
                <text:p>1756.84347382897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31.974204893642">
                <text:p>31.974204893642</text:p>
                <draw:g>
                  <svg:desc>Feuille1.D45:Feuille1.G45</svg:desc>
                </draw:g>
              </table:table-cell>
              <table:table-cell office:value-type="float" office:value="163.316975268696">
                <text:p>163.316975268696</text:p>
              </table:table-cell>
              <table:table-cell office:value-type="float" office:value="567.773384217998">
                <text:p>567.773384217998</text:p>
              </table:table-cell>
              <table:table-cell office:value-type="float" office:value="823.544756012573">
                <text:p>823.544756012573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71.531377783937">
                <text:p>71.531377783937</text:p>
                <draw:g>
                  <svg:desc>Feuille1.D89:Feuille1.G89</svg:desc>
                </draw:g>
              </table:table-cell>
              <table:table-cell office:value-type="float" office:value="145.779666481688">
                <text:p>145.779666481688</text:p>
              </table:table-cell>
              <table:table-cell office:value-type="float" office:value="527.967158899597">
                <text:p>527.9671588995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1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818cm" svg:y="1.493cm" chart:style-name="ch3">
          <text:p>lecture de gros fichiers</text:p>
        </chart:subtitle>
        <chart:legend chart:legend-position="end" svg:x="20.423cm" svg:y="6.485cm" chart:style-name="ch4"/>
        <chart:plot-area chart:style-name="ch5" table:cell-range-address="Feuille1.D5:Feuille1.G7 Feuille1.I3:Feuille1.I4 Feuille1.D26:Feuille1.G26 Feuille1.D51:Feuille1.G51 Feuille1.I6:Feuille1.I6 Feuille1.D93:Feuille1.G93" chart:data-source-has-labels="both" svg:x="1.485cm" svg:y="2.754cm" svg:width="17.99cm" svg:height="10.437cm">
          <chartooo:coordinate-region svg:x="2.662cm" svg:y="2.953cm" svg:width="16.626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26:Feuille1.G26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51:Feuille1.G51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93:Feuille1.G93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287.222805714875">
                <text:p>287.222805714875</text:p>
                <draw:g>
                  <svg:desc>Feuille1.D26:Feuille1.G26</svg:desc>
                </draw:g>
              </table:table-cell>
              <table:table-cell office:value-type="float" office:value="1461.57872549575">
                <text:p>1461.57872549575</text:p>
              </table:table-cell>
              <table:table-cell office:value-type="float" office:value="4914.09087601418">
                <text:p>4914.09087601418</text:p>
              </table:table-cell>
              <table:table-cell office:value-type="float" office:value="11139.0730654389">
                <text:p>11139.0730654389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1755.6105626572">
                <text:p>1755.6105626572</text:p>
                <draw:g>
                  <svg:desc>Feuille1.D51:Feuille1.G51</svg:desc>
                </draw:g>
              </table:table-cell>
              <table:table-cell office:value-type="float" office:value="8468.73862598295">
                <text:p>8468.73862598295</text:p>
              </table:table-cell>
              <table:table-cell office:value-type="float" office:value="29746.9095030545">
                <text:p>29746.9095030545</text:p>
              </table:table-cell>
              <table:table-cell office:value-type="float" office:value="57816.3537578938">
                <text:p>57816.3537578938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1675.29092930174">
                <text:p>1675.29092930174</text:p>
                <draw:g>
                  <svg:desc>Feuille1.D93:Feuille1.G93</svg:desc>
                </draw:g>
              </table:table-cell>
              <table:table-cell office:value-type="float" office:value="1172.54914547622">
                <text:p>1172.54914547622</text:p>
              </table:table-cell>
              <table:table-cell office:value-type="float" office:value="329.874866323465">
                <text:p>329.8748663234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